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4" table:number-columns-repeated="2"/>
          <table:table-cell table:style-name="ce34" office:value-type="string">
            <text:p>GPS</text:p>
          </table:table-cell>
          <table:table-cell table:style-name="ce34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2-10_10-14-09_000.jpg</text:p>
          </table:table-cell>
          <table:table-cell table:style-name="ce19" office:value-type="string">
            <text:p>:PHOTO 記録 / @２階：トイレ：便器内 / 大便：様子 / time=~</text:p>
          </table:table-cell>
          <table:table-cell table:style-name="ce4"/>
          <table:table-cell table:style-name="ce4"/>
          <table:table-cell table:style-name="ce4" office:value-type="string">
            <text:p>N-35-35-28.738403 E-139-34-49.324951</text:p>
          </table:table-cell>
          <table:table-cell table:style-name="ce35" table:formula="of:=IF([.E2]=&quot;&quot;;[.C2];CONCATENATE([.C2];&quot; / &quot;;[.E2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2021-02-10_14-21-57_000.jpg</text:p>
          </table:table-cell>
          <table:table-cell table:style-name="ce19" office:value-type="string">
            <text:p>:PHOTO 記録 / @２階：トイレ：便器内 / 大便：様子 / time=~</text:p>
          </table:table-cell>
          <table:table-cell table:style-name="ce4"/>
          <table:table-cell table:style-name="ce4"/>
          <table:table-cell table:style-name="ce4" office:value-type="string">
            <text:p>N-35-35-28.738403 E-139-34-49.324951</text:p>
          </table:table-cell>
          <table:table-cell table:style-name="ce35" table:formula="of:=IF([.E3]=&quot;&quot;;[.C3];CONCATENATE([.C3];&quot; / &quot;;[.E3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2-10_15-43-23_000.jpg</text:p>
          </table:table-cell>
          <table:table-cell table:style-name="ce17" office:value-type="string">
            <text:p>:m 1*1 RES / free# S87DP9 記事読み / id=EBK9(tor) / media=? / theme=コロナウイルス；発生地；武漢由来説</text:p>
          </table:table-cell>
          <table:table-cell table:style-name="ce18"/>
          <table:table-cell table:style-name="ce4"/>
          <table:table-cell table:style-name="ce4" office:value-type="string">
            <text:p>N-35-35-28.642272 E-139-34-49.050292</text:p>
          </table:table-cell>
          <table:table-cell table:style-name="ce35" table:formula="of:=IF([.E4]=&quot;&quot;;[.C4];CONCATENATE([.C4];&quot; / &quot;;[.E4]))" office:value-type="string" office:string-value=":m 1*1 RES / free# S87DP9 記事読み / id=EBK9(tor) / media=? / theme=コロナウイルス；発生地；武漢由来説">
            <text:p>:m 1*1 RES / free# S87DP9 記事読み / id=EBK9(tor) / media=? / theme=コロナウイルス；発生地；武漢由来説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string">
            <text:p>2021-02-10_15-43-49_000.jpg</text:p>
          </table:table-cell>
          <table:table-cell table:style-name="ce20" office:value-type="string">
            <text:p>:m / 1*1 / percussion,rythm / session-memo / s.1:score+,content=~,key=B♭,for=~,from=~,R=1:2021-02-10_15-14-59_000.mp4,item=bowl-china:1,hitter=chopstick:2,pieces=2-patterns,genr=pattern-atom,other=~,memo+</text:p>
          </table:table-cell>
          <table:table-cell table:style-name="ce19"/>
          <table:table-cell table:style-name="ce4"/>
          <table:table-cell table:style-name="ce4" office:value-type="string">
            <text:p>N-35-35-28.697204 E-139-34-49.379882</text:p>
          </table:table-cell>
          <table:table-cell table:style-name="ce35" table:formula="of:=IF([.E5]=&quot;&quot;;[.C5];CONCATENATE([.C5];&quot; / &quot;;[.E5]))" office:value-type="string" office:string-value=":m / 1*1 / percussion,rythm / session-memo / s.1:score+,content=~,key=B♭,for=~,from=~,R=1:2021-02-10_15-14-59_000.mp4,item=bowl-china:1,hitter=chopstick:2,pieces=2-patterns,genr=pattern-atom,other=~,memo+">
            <text:p>:m / 1*1 / percussion,rythm / session-memo / s.1:score+,content=~,key=B♭,for=~,from=~,R=1:2021-02-10_15-14-59_000.mp4,item=bowl-china:1,hitter=chopstick:2,pieces=2-patterns,genr=pattern-atom,other=~,memo+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2-10_21-14-06_000.jpg</text:p>
          </table:table-cell>
          <table:table-cell table:style-name="ce20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614807 E-139-34-48.995361</text:p>
          </table:table-cell>
          <table:table-cell table:style-name="ce35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2-10_23-34-25_000.jpg</text:p>
          </table:table-cell>
          <table:table-cell table:style-name="ce17" office:value-type="string">
            <text:p>:m 記録 / 身体 / ケガ / loc=左手：甲：第２、第３中手骨、下部,cause=不明,loc-incident=~,id=2021-02-10_23-34-25_000.jpg,phase=風呂から出た,apparatus=~,injury=引っかき傷：ミケ,other=前日、一日、セージ焼酎を垂らしたティッシュ、貼っている</text:p>
          </table:table-cell>
          <table:table-cell table:style-name="ce18"/>
          <table:table-cell table:style-name="ce4"/>
          <table:table-cell table:style-name="ce4" office:value-type="string">
            <text:p>N-35-35-28.738403 E-139-34-49.324951</text:p>
          </table:table-cell>
          <table:table-cell table:style-name="ce35" table:formula="of:=IF([.E7]=&quot;&quot;;[.C7];CONCATENATE([.C7];&quot; / &quot;;[.E7]))" office:value-type="string" office:string-value=":m 記録 / 身体 / ケガ / loc=左手：甲：第２、第３中手骨、下部,cause=不明,loc-incident=~,id=2021-02-10_23-34-25_000.jpg,phase=風呂から出た,apparatus=~,injury=引っかき傷：ミケ,other=前日、一日、セージ焼酎を垂らしたティッシュ、貼っている">
            <text:p>:m 記録 / 身体 / ケガ / loc=左手：甲：第２、第３中手骨、下部,cause=不明,loc-incident=~,id=2021-02-10_23-34-25_000.jpg,phase=風呂から出た,apparatus=~,injury=引っかき傷：ミケ,other=前日、一日、セージ焼酎を垂らしたティッシュ、貼っている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2-10_23-38-00_000.jpg</text:p>
          </table:table-cell>
          <table:table-cell table:style-name="ce17" office:value-type="string">
            <text:p>:m 記録 / 身体 / ケガ / loc=左手：甲：第２、第３中手骨、下部,cause=不明,loc-incident=~,id=2021-02-10_23-34-25_000.jpg,phase=風呂から出た；傷口に、エゴマの葉の切片を載せた,apparatus=~,injury=引っかき傷：ミケ,other=前日、一日、セージ焼酎を垂らしたティッシュ、貼っている</text:p>
          </table:table-cell>
          <table:table-cell table:style-name="ce19"/>
          <table:table-cell table:style-name="ce4"/>
          <table:table-cell table:style-name="ce4" office:value-type="string">
            <text:p>N-35-35-28.710937 E-139-34-49.434814</text:p>
          </table:table-cell>
          <table:table-cell table:style-name="ce35" table:formula="of:=IF([.E8]=&quot;&quot;;[.C8];CONCATENATE([.C8];&quot; / &quot;;[.E8]))" office:value-type="string" office:string-value=":m 記録 / 身体 / ケガ / loc=左手：甲：第２、第３中手骨、下部,cause=不明,loc-incident=~,id=2021-02-10_23-34-25_000.jpg,phase=風呂から出た；傷口に、エゴマの葉の切片を載せた,apparatus=~,injury=引っかき傷：ミケ,other=前日、一日、セージ焼酎を垂らしたティッシュ、貼っている">
            <text:p>:m 記録 / 身体 / ケガ / loc=左手：甲：第２、第３中手骨、下部,cause=不明,loc-incident=~,id=2021-02-10_23-34-25_000.jpg,phase=風呂から出た；傷口に、エゴマの葉の切片を載せた,apparatus=~,injury=引っかき傷：ミケ,other=前日、一日、セージ焼酎を垂らしたティッシュ、貼っている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2-10_23-38-42_000.jpg</text:p>
          </table:table-cell>
          <table:table-cell table:style-name="ce17" office:value-type="string">
            <text:p>:m 記録 / 身体 / ケガ / loc=左手：甲：第２、第３中手骨、下部,cause=不明,loc-incident=~,id=2021-02-10_23-34-25_000.jpg,phase=風呂から出た；傷口に、エゴマの葉の切片を載せた；バンドエイド、貼った,apparatus=~,injury=引っかき傷：ミケ,other=前日、一日、セージ焼酎を垂らしたティッシュ、貼っている</text:p>
          </table:table-cell>
          <table:table-cell table:style-name="ce18"/>
          <table:table-cell table:style-name="ce4"/>
          <table:table-cell table:style-name="ce4" office:value-type="string">
            <text:p>N-35-35-28.738403 E-139-34-49.434814</text:p>
          </table:table-cell>
          <table:table-cell table:style-name="ce35" table:formula="of:=IF([.E9]=&quot;&quot;;[.C9];CONCATENATE([.C9];&quot; / &quot;;[.E9]))" office:value-type="string" office:string-value=":m 記録 / 身体 / ケガ / loc=左手：甲：第２、第３中手骨、下部,cause=不明,loc-incident=~,id=2021-02-10_23-34-25_000.jpg,phase=風呂から出た；傷口に、エゴマの葉の切片を載せた；バンドエイド、貼った,apparatus=~,injury=引っかき傷：ミケ,other=前日、一日、セージ焼酎を垂らしたティッシュ、貼っている">
            <text:p>:m 記録 / 身体 / ケガ / loc=左手：甲：第２、第３中手骨、下部,cause=不明,loc-incident=~,id=2021-02-10_23-34-25_000.jpg,phase=風呂から出た；傷口に、エゴマの葉の切片を載せた；バンドエイド、貼った,apparatus=~,injury=引っかき傷：ミケ,other=前日、一日、セージ焼酎を垂らしたティッシュ、貼っている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2-11_06-30-59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710937 E-139-34-49.434814</text:p>
          </table:table-cell>
          <table:table-cell table:style-name="ce35" table:formula="of:=IF([.E10]=&quot;&quot;;[.C10];CONCATENATE([.C10];&quot; / &quot;;[.E10]))" office:value-type="string" office:string-value=":m :PHOTO 寝た時刻 / 2020">
            <text:p>:m :PHOTO 寝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2-11_09-49-08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72467 E-139-34-49.379882</text:p>
          </table:table-cell>
          <table:table-cell table:style-name="ce35" table:formula="of:=IF([.E11]=&quot;&quot;;[.C11];CONCATENATE([.C11];&quot; / &quot;;[.E11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2-10_15-14-59_000.mp4</text:p>
          </table:table-cell>
          <table:table-cell table:style-name="ce8" office:value-type="string">
            <text:p>:VIDEO / @自宅 / メモ / percussion / 演奏、play / c-2021-0210-1 / item=bowl-china:1,hitter=chopstick:2,pieces=2-patterns,genr=pattern-atom,other=~,memo+</text:p>
          </table:table-cell>
          <table:table-cell table:style-name="ce20"/>
          <table:table-cell table:style-name="ce4"/>
          <table:table-cell table:style-name="ce4"/>
          <table:table-cell table:style-name="ce35" table:formula="of:=IF([.E12]=&quot;&quot;;[.C12];CONCATENATE([.C12];&quot; / &quot;;[.E12]))" office:value-type="string" office:string-value=":VIDEO / @自宅 / メモ / percussion / 演奏、play / c-2021-0210-1 / item=bowl-china:1,hitter=chopstick:2,pieces=2-patterns,genr=pattern-atom,other=~,memo+">
            <text:p>:VIDEO / @自宅 / メモ / percussion / 演奏、play / c-2021-0210-1 / item=bowl-china:1,hitter=chopstick:2,pieces=2-patterns,genr=pattern-atom,other=~,memo+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2-10_17-53-31_000.mp4</text:p>
          </table:table-cell>
          <table:table-cell table:style-name="ce8" office:value-type="string">
            <text:p>:VIDEO / @自宅 / メモ / clarinet / 演奏、play / c-2021-0210-1 / genr=seq-N,note=Gf;Af;A,other=tonguing:woo-tonguing,R=1,memo=+,score=+</text:p>
          </table:table-cell>
          <table:table-cell table:style-name="ce18"/>
          <table:table-cell table:style-name="ce4"/>
          <table:table-cell table:style-name="ce4"/>
          <table:table-cell table:style-name="ce35" table:formula="of:=IF([.E13]=&quot;&quot;;[.C13];CONCATENATE([.C13];&quot; / &quot;;[.E13]))" office:value-type="string" office:string-value=":VIDEO / @自宅 / メモ / clarinet / 演奏、play / c-2021-0210-1 / genr=seq-N,note=Gf;Af;A,other=tonguing:woo-tonguing,R=1,memo=+,score=+">
            <text:p>:VIDEO / @自宅 / メモ / clarinet / 演奏、play / c-2021-0210-1 / genr=seq-N,note=Gf;Af;A,other=tonguing:woo-tonguing,R=1,memo=+,score=+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2-10_18-02-33_000.mid</text:p>
          </table:table-cell>
          <table:table-cell table:style-name="ce8" office:value-type="string">
            <text:p>:in-mid / app=perfect-piano / 演奏、play / id-2021-0210-1 / category=melody,inst=~,for=~,genre=jazz</text:p>
          </table:table-cell>
          <table:table-cell table:style-name="ce19"/>
          <table:table-cell table:style-name="ce4"/>
          <table:table-cell table:style-name="ce4"/>
          <table:table-cell table:style-name="ce35" table:formula="of:=IF([.E14]=&quot;&quot;;[.C14];CONCATENATE([.C14];&quot; / &quot;;[.E14]))" office:value-type="string" office:string-value=":in-mid / app=perfect-piano / 演奏、play / id-2021-0210-1 / category=melody,inst=~,for=~,genre=jazz">
            <text:p>:in-mid / app=perfect-piano / 演奏、play / id-2021-0210-1 / category=melody,inst=~,for=~,genre=jazz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2-10_18-43-55_000.mp4</text:p>
          </table:table-cell>
          <table:table-cell table:style-name="ce8" office:value-type="string">
            <text:p>:VIDEO / @自室 / 記録 / jap.flute-bamboo / 演奏、play / b-2021-0210-1 / genr=demo,R=1,memo=~,for=yuri:h-1</text:p>
          </table:table-cell>
          <table:table-cell table:style-name="ce17"/>
          <table:table-cell table:style-name="ce4"/>
          <table:table-cell table:style-name="ce4"/>
          <table:table-cell table:style-name="ce35" table:formula="of:=IF([.E15]=&quot;&quot;;[.C15];CONCATENATE([.C15];&quot; / &quot;;[.E15]))" office:value-type="string" office:string-value=":VIDEO / @自室 / 記録 / jap.flute-bamboo / 演奏、play / b-2021-0210-1 / genr=demo,R=1,memo=~,for=yuri:h-1">
            <text:p>:VIDEO / @自室 / 記録 / jap.flute-bamboo / 演奏、play / b-2021-0210-1 / genr=demo,R=1,memo=~,for=yuri:h-1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2-10_18-50-03_000.mp4</text:p>
          </table:table-cell>
          <table:table-cell table:style-name="ce8" office:value-type="string">
            <text:p>:VIDEO / @自室 / 記録 / jap.flute-bamboo / 演奏、play / b-2021-0210-2 / genr=demo,R=2,memo=~,for=quarter-notes</text:p>
          </table:table-cell>
          <table:table-cell table:style-name="ce20"/>
          <table:table-cell table:style-name="ce4"/>
          <table:table-cell table:style-name="ce4"/>
          <table:table-cell table:style-name="ce35" table:formula="of:=IF([.E16]=&quot;&quot;;[.C16];CONCATENATE([.C16];&quot; / &quot;;[.E16]))" office:value-type="string" office:string-value=":VIDEO / @自室 / 記録 / jap.flute-bamboo / 演奏、play / b-2021-0210-2 / genr=demo,R=2,memo=~,for=quarter-notes">
            <text:p>:VIDEO / @自室 / 記録 / jap.flute-bamboo / 演奏、play / b-2021-0210-2 / genr=demo,R=2,memo=~,for=quarter-notes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2-10_19-06-22_000.mp4</text:p>
          </table:table-cell>
          <table:table-cell table:style-name="ce8" office:value-type="string">
            <text:p>:VIDEO / @自室 / 記録 / jap.flute / 演奏、play / f-2021-0210-1 / genr=demo,R=1,score=+,for=seq:A_i.t2-A_i+1.t1-A_i</text:p>
          </table:table-cell>
          <table:table-cell table:style-name="ce17"/>
          <table:table-cell table:style-name="ce4"/>
          <table:table-cell table:style-name="ce4"/>
          <table:table-cell table:style-name="ce35" table:formula="of:=IF([.E17]=&quot;&quot;;[.C17];CONCATENATE([.C17];&quot; / &quot;;[.E17]))" office:value-type="string" office:string-value=":VIDEO / @自室 / 記録 / jap.flute / 演奏、play / f-2021-0210-1 / genr=demo,R=1,score=+,for=seq:A_i.t2-A_i+1.t1-A_i">
            <text:p>:VIDEO / @自室 / 記録 / jap.flute / 演奏、play / f-2021-0210-1 / genr=demo,R=1,score=+,for=seq:A_i.t2-A_i+1.t1-A_i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2-10_19-10-15_000.mid</text:p>
          </table:table-cell>
          <table:table-cell table:style-name="ce8" office:value-type="string">
            <text:p>:in-mid / app=perfect-piano / 演奏、play / id-2021-0210-2 / category=melody,inst=shino,for=~,genre=~</text:p>
          </table:table-cell>
          <table:table-cell table:style-name="ce20"/>
          <table:table-cell table:style-name="ce4"/>
          <table:table-cell table:style-name="ce4"/>
          <table:table-cell table:style-name="ce35" table:formula="of:=IF([.E18]=&quot;&quot;;[.C18];CONCATENATE([.C18];&quot; / &quot;;[.E18]))" office:value-type="string" office:string-value=":in-mid / app=perfect-piano / 演奏、play / id-2021-0210-2 / category=melody,inst=shino,for=~,genre=~">
            <text:p>:in-mid / app=perfect-piano / 演奏、play / id-2021-0210-2 / category=melody,inst=shino,for=~,genre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2-10_22-04-42_000.mid</text:p>
          </table:table-cell>
          <table:table-cell table:style-name="ce8" office:value-type="string">
            <text:p>:in-mid / app=perfect-piano / 演奏、play / id-2021-0210-3 / category=melody,inst=clarinet,for=~,genre=~</text:p>
          </table:table-cell>
          <table:table-cell table:style-name="ce18"/>
          <table:table-cell table:style-name="ce4"/>
          <table:table-cell table:style-name="ce4"/>
          <table:table-cell table:style-name="ce35" table:formula="of:=IF([.E19]=&quot;&quot;;[.C19];CONCATENATE([.C19];&quot; / &quot;;[.E19]))" office:value-type="string" office:string-value=":in-mid / app=perfect-piano / 演奏、play / id-2021-0210-3 / category=melody,inst=clarinet,for=~,genre=~">
            <text:p>:in-mid / app=perfect-piano / 演奏、play / id-2021-0210-3 / category=melody,inst=clarinet,for=~,genre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2-10_23-27-18_000.mid</text:p>
          </table:table-cell>
          <table:table-cell table:style-name="ce8" office:value-type="string">
            <text:p>:in-mid / app=perfect-piano / 演奏、play / id-2021-0210-4 / category=melody,inst=~,for=~,genre=~</text:p>
          </table:table-cell>
          <table:table-cell table:style-name="ce18"/>
          <table:table-cell table:style-name="ce4"/>
          <table:table-cell table:style-name="ce4"/>
          <table:table-cell table:style-name="ce35" table:formula="of:=IF([.E20]=&quot;&quot;;[.C20];CONCATENATE([.C20];&quot; / &quot;;[.E20]))" office:value-type="string" office:string-value=":in-mid / app=perfect-piano / 演奏、play / id-2021-0210-4 / category=melody,inst=~,for=~,genre=~">
            <text:p>:in-mid / app=perfect-piano / 演奏、play / id-2021-0210-4 / category=melody,inst=~,for=~,genre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2-10_23-36-07_000.mid</text:p>
          </table:table-cell>
          <table:table-cell table:style-name="ce8" office:value-type="string">
            <text:p>:in-mid / app=perfect-piano / 演奏、play / id-2021-0210-5 / category=melody,inst=~,for=~,genre=~</text:p>
          </table:table-cell>
          <table:table-cell table:style-name="ce19"/>
          <table:table-cell table:style-name="ce4"/>
          <table:table-cell table:style-name="ce4"/>
          <table:table-cell table:style-name="ce35" table:formula="of:=IF([.E21]=&quot;&quot;;[.C21];CONCATENATE([.C21];&quot; / &quot;;[.E21]))" office:value-type="string" office:string-value=":in-mid / app=perfect-piano / 演奏、play / id-2021-0210-5 / category=melody,inst=~,for=~,genre=~">
            <text:p>:in-mid / app=perfect-piano / 演奏、play / id-2021-0210-5 / category=melody,inst=~,for=~,genre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2-11_09-56-53_000.m4a</text:p>
          </table:table-cell>
          <table:table-cell table:style-name="ce8" office:value-type="string">
            <text:p>:VOICE-MEMO / 思ったこと,thought / content=天命は性であるなら、個々人によって内容は違う；とすると、性に従うことである、とする「道」もまた、個々人によって、内容は違うのだろうか？,topic=中庸にいう、「道」,rec-loc=台所,other=~</text:p>
          </table:table-cell>
          <table:table-cell table:style-name="ce17"/>
          <table:table-cell table:style-name="ce4"/>
          <table:table-cell table:style-name="ce4"/>
          <table:table-cell table:style-name="ce35" table:formula="of:=IF([.E22]=&quot;&quot;;[.C22];CONCATENATE([.C22];&quot; / &quot;;[.E22]))" office:value-type="string" office:string-value=":VOICE-MEMO / 思ったこと,thought / content=天命は性であるなら、個々人によって内容は違う；とすると、性に従うことである、とする「道」もまた、個々人によって、内容は違うのだろうか？,topic=中庸にいう、「道」,rec-loc=台所,other=~">
            <text:p>:VOICE-MEMO / 思ったこと,thought / content=天命は性であるなら、個々人によって内容は違う；とすると、性に従うことである、とする「道」もまた、個々人によって、内容は違うのだろうか？,topic=中庸にいう、「道」,rec-loc=台所,other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4"/>
          <table:table-cell table:style-name="ce4"/>
          <table:table-cell table:style-name="ce4"/>
          <table:table-cell table:style-name="ce35" table:formula="of:=IF([.E23]=&quot;&quot;;[.C23];CONCATENATE([.C23];&quot; / &quot;;[.E2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4]=&quot;&quot;;[.C24];CONCATENATE([.C24];&quot; / &quot;;[.E2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5]=&quot;&quot;;[.C25];CONCATENATE([.C25];&quot; / &quot;;[.E2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6]=&quot;&quot;;[.C26];CONCATENATE([.C26];&quot; / &quot;;[.E2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7]=&quot;&quot;;[.C27];CONCATENATE([.C27];&quot; / &quot;;[.E2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8]=&quot;&quot;;[.C28];CONCATENATE([.C28];&quot; / &quot;;[.E2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29]=&quot;&quot;;[.C29];CONCATENATE([.C29];&quot; / &quot;;[.E2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0]=&quot;&quot;;[.C30];CONCATENATE([.C30];&quot; / &quot;;[.E3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45])" office:value-type="float" office:value="23">
            <text:p>2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1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2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21">
            <text:p>21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3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2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2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2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2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21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5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1">2021/02/11</text:date>, <text:time>12:27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2-11T12:27:43.84</dc:date>
    <dc:creator>iwabuchi ken</dc:creator>
    <meta:editing-duration>P31DT3H14M49S</meta:editing-duration>
    <meta:editing-cycles>11622</meta:editing-cycles>
    <meta:document-statistic meta:table-count="1" meta:cell-count="475" meta:object-count="0"/>
  </office:meta>
</office:document-meta>
</file>